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b7e8" officeooo:paragraph-rsid="001db7e8"/>
    </style:style>
    <style:style style:name="T1" style:family="text">
      <style:text-properties officeooo:rsid="001e1a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zit und Ausblick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8:10:52.300000000</meta:creation-date>
    <dc:date>2018-01-21T18:20:25.433000000</dc:date>
    <meta:editing-duration>PT9M33S</meta:editing-duration>
    <meta:editing-cycles>2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